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dd86" officeooo:paragraph-rsid="0008dd86"/>
    </style:style>
    <style:style style:name="P2" style:family="paragraph" style:parent-style-name="Standard">
      <style:text-properties officeooo:rsid="0008dd86" officeooo:paragraph-rsid="000bf9d5"/>
    </style:style>
    <style:style style:name="P3" style:family="paragraph" style:parent-style-name="Standard">
      <style:text-properties officeooo:rsid="0008dd86" officeooo:paragraph-rsid="000d3163"/>
    </style:style>
    <style:style style:name="P4" style:family="paragraph" style:parent-style-name="Standard" style:list-style-name="L1">
      <style:text-properties officeooo:rsid="000bf9d5" officeooo:paragraph-rsid="000bf9d5"/>
    </style:style>
    <style:style style:name="T1" style:family="text">
      <style:text-properties officeooo:rsid="00098c66"/>
    </style:style>
    <style:style style:name="T2" style:family="text">
      <style:text-properties officeooo:rsid="000bf9d5"/>
    </style:style>
    <style:style style:name="T3" style:family="text">
      <style:text-properties officeooo:rsid="000cec01"/>
    </style:style>
    <style:style style:name="T4" style:family="text">
      <style:text-properties officeooo:rsid="000d316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liverable 2- Patents</text:p>
      <text:p text:style-name="P1"/>
      <text:p text:style-name="P3">When creating a <text:span text:style-name="T1">to-do</text:span> application, <text:s/><text:span text:style-name="T4">patents are related in two stages of development. The first is the initial planning of the application. We must be vary when we take inspiration from similar applications as their features might have a patent. This means that they have the right to sue us if there are similarities to to their patented software and ours. We are able to know which software is patented and which are not.</text:span></text:p>
      <text:p text:style-name="P3"><text:span text:style-name="T4">The second stage that patents come to relevance is creating a patent of our own at the final stage of development. The reason it is good to have a patent is that it prevents other people from copying our design. This could be anything from the functionality to the back end code. <text:s/>M</text:span>aking a Patent of the software would only be viable if the software meets certain <text:span text:style-name="T4">criteria s.</text:span> <text:span text:style-name="T2">Among those, four of the most significant are:</text:span></text:p>
      <text:list xml:id="list6429235143864563553" text:style-name="L1">
        <text:list-item>
          <text:p text:style-name="P4">The invention must consist of patentable subject matter</text:p>
        </text:list-item>
        <text:list-item>
          <text:p text:style-name="P4">The invention must be capable of industrial application</text:p>
        </text:list-item>
        <text:list-item>
          <text:p text:style-name="P4">It must be new <text:span text:style-name="T3">or</text:span></text:p>
        </text:list-item>
        <text:list-item>
          <text:p text:style-name="P4">It must involve an inventive step (be non-obvious)</text:p>
        </text:list-item>
      </text:list>
      <text:p text:style-name="P2"/>
      <text:p text:style-name="P2">Since a <text:span text:style-name="T4">to-do</text:span> application wouldn’t be new as there are plenty of similar applications already on the market, the only way we can patent our <text:span text:style-name="T1">application is if it involves a new inventive functionality or very unique back end desig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0:55:40.659646289</meta:creation-date>
    <dc:date>2017-10-28T14:22:48.517068813</dc:date>
    <meta:editing-duration>PT21M5S</meta:editing-duration>
    <meta:editing-cycles>3</meta:editing-cycles>
    <meta:generator>LibreOffice/5.1.6.2$Linux_X86_64 LibreOffice_project/10m0$Build-2</meta:generator>
    <meta:document-statistic meta:table-count="0" meta:image-count="0" meta:object-count="0" meta:page-count="1" meta:paragraph-count="8" meta:word-count="227" meta:character-count="1279" meta:non-whitespace-character-count="1062"/>
  </office:meta>
</office:document-meta>
</file>